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4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color="#3333ff" fo:font-weight="bold" style:font-weight-asian="bold" style:font-weight-complex="bold"/>
    </style:style>
    <style:style style:name="T4" style:family="text">
      <style:text-properties fo:color="#3333ff"/>
    </style:style>
    <style:style style:name="T5" style:family="text">
      <style:text-properties fo:color="#00cc00" fo:font-weight="bold" style:font-weight-asian="bold" style:font-weight-complex="bold"/>
    </style:style>
    <style:style style:name="T6" style:family="text">
      <style:text-properties fo:color="#00cc00"/>
    </style:style>
    <style:style style:name="T7" style:family="text">
      <style:text-properties fo:color="#993366" fo:font-weight="bold" style:font-weight-asian="bold" style:font-weight-complex="bold"/>
    </style:style>
    <style:style style:name="T8" style:family="text">
      <style:text-properties fo:color="#993366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10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תיכנות מקבילי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list text:style-name="L2">
              <text:list-item>
                <text:p text:style-name="P5"><text:span text:style-name="T3"><text:s/>תגובתיות –</text:span><text:span text:style-name="T4"> המחשב מבצע פעולה שלוקחת הרבה זמן. </text:span><text:span text:style-name="T4">אנחנו רוצים שימשיך לבצע פעולות אחרות במקביל.</text:span></text:p>
              </text:list-item>
              <text:list-item>
                <text:p text:style-name="P5"><text:span text:style-name="T5"><text:s/>הגבלת זמן –</text:span><text:span text:style-name="T6"> אנחנו מבצעים חישוב שיכול להימשך </text:span><text:span text:style-name="T6">הרבה זמן, אנחנו רוצים לעצור אותו כשנגמר לנו הזמן.</text:span></text:p>
              </text:list-item>
              <text:list-item>
                <text:p text:style-name="P5"><text:span text:style-name="T7"><text:s/>מהירות –</text:span><text:span text:style-name="T8"> אנחנו רוצים לנצל את כל הליבות של </text:span><text:span text:style-name="T8">המחשב שלנו כדי לבצע חישוב כבד במהירות.</text:span></text:p>
              </text:list-item>
            </text:list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תיכנות מקבילי – למה צריך את זה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p text:style-name="P5"><text:span text:style-name="T3">בעיית החלוקה</text:span><text:span text:style-name="T4">:</text:span></text:p>
            <text:p text:style-name="P5"><text:span text:style-name="T4">נתונה רשימה של מספרים.</text:span></text:p>
            <text:p text:style-name="P5"><text:span text:style-name="T4">צריך לחלק אותה לשתי תת-רשימות,</text:span></text:p>
            <text:p text:style-name="P5"><text:span text:style-name="T4">כך שההפרש בין שני הסכומים הוא קטן ביותר.</text:span></text:p>
            <text:p text:style-name="P5"><text:span text:style-name="T4"><text:s text:c="2"/>(יישום: חלוקה הוגנת של תכשיטים <text:s/>בין יורשים).</text:span></text:p>
            <text:p text:style-name="P5"><text:span text:style-name="T4"/></text:p>
            <text:p text:style-name="P5"><text:span text:style-name="T10">לא ידוע אלגוריתם הפותר את הבעיה בזמן פולינומיאלי.</text:span></text:p>
            <text:p text:style-name="P5"><text:span text:style-name="T5">שאלה</text:span><text:span text:style-name="T6">: איזה אלגוריתם פשוט פותר את הבעיה, ובכמה זמן?</text:span></text:p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בעיה לדוגמה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list text:style-name="L2">
              <text:list-item>
                <text:p text:style-name="P5"><text:span text:style-name="T3"><text:s/>תגובתיות –</text:span><text:span text:style-name="T4"> שרת-רשת לחישוב חלוקות הוגנות.</text:span></text:p>
              </text:list-item>
              <text:list-item>
                <text:p text:style-name="P5"><text:span text:style-name="T5"><text:s/>הגבלת זמן –</text:span><text:span text:style-name="T6"> חישוב החלוקה ההוגנת ביותר במסגרת </text:span><text:span text:style-name="T6">הזמן שלרשותנו.</text:span></text:p>
              </text:list-item>
              <text:list-item>
                <text:p text:style-name="P5"><text:span text:style-name="T7"><text:s/>מהירות –</text:span><text:span text:style-name="T8"> חישוב החלוקה ההוגנת ביותר בזמן קצר פי </text:span><text:span text:style-name="T8">4</text:span></text:p>
              </text:list-item>
            </text:list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9">תיכנות מקבילי בבעיית החלוקה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7-11-26T18:25:53.890410881</dc:date>
    <meta:editing-cycles>278</meta:editing-cycles>
    <meta:editing-duration>PT23H52M40S</meta:editing-duration>
    <meta:document-statistic meta:object-count="163"/>
  </office:meta>
</office:document-meta>
</file>